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36in" table:align="left"/>
    </style:style>
    <style:style style:name="Table2.A" style:family="table-column">
      <style:table-column-properties style:column-width="2.4792in"/>
    </style:style>
    <style:style style:name="Table2.B" style:family="table-column">
      <style:table-column-properties style:column-width="4.4444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2.4792in"/>
    </style:style>
    <style:style style:name="Table3.B" style:family="table-column">
      <style:table-column-properties style:column-width="4.4444in"/>
    </style:style>
    <style:style style:name="Table3.A1" style:family="table-cell">
      <style:table-cell-properties fo:padding="0in" fo:border="none" style:writing-mode="page"/>
    </style:style>
    <style:style style:name="Table1" style:family="table">
      <style:table-properties style:width="6.9236in" table:align="left"/>
    </style:style>
    <style:style style:name="Table1.A" style:family="table-column">
      <style:table-column-properties style:column-width="2.4792in"/>
    </style:style>
    <style:style style:name="Table1.B" style:family="table-column">
      <style:table-column-properties style:column-width="4.4444in"/>
    </style:style>
    <style:style style:name="Table1.A1" style:family="table-cell">
      <style:table-cell-properties fo:padding="0in" fo:border="none" style:writing-mode="page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2.4792in"/>
    </style:style>
    <style:style style:name="Table4.B" style:family="table-column">
      <style:table-column-properties style:column-width="4.4444in"/>
    </style:style>
    <style:style style:name="Table4.A1" style:family="table-cell">
      <style:table-cell-properties fo:padding="0in" fo:border="none" style:writing-mode="pag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officeooo:rsid="0007285d" officeooo:paragraph-rsid="0007285d" style:font-size-asian="16pt" style:font-size-complex="16pt"/>
    </style:style>
    <style:style style:name="P3" style:family="paragraph" style:parent-style-name="Standard">
      <style:text-properties officeooo:paragraph-rsid="0007285d"/>
    </style:style>
    <style:style style:name="P4" style:family="paragraph" style:parent-style-name="Standard">
      <style:text-properties officeooo:paragraph-rsid="0007d351"/>
    </style:style>
    <style:style style:name="P5" style:family="paragraph" style:parent-style-name="Standard">
      <style:text-properties officeooo:paragraph-rsid="000839aa"/>
    </style:style>
    <style:style style:name="P6" style:family="paragraph" style:parent-style-name="Standard"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text-properties fo:font-style="italic" style:text-underline-style="none" officeooo:paragraph-rsid="000839aa" style:font-style-asian="italic" style:font-style-complex="italic"/>
    </style:style>
    <style:style style:name="P8" style:family="paragraph" style:parent-style-name="Standard">
      <style:text-properties fo:font-style="italic" style:text-underline-style="none" officeooo:paragraph-rsid="0007d351" style:font-style-asian="italic" style:font-style-complex="italic"/>
    </style:style>
    <style:style style:name="P9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officeooo:paragraph-rsid="0007d351"/>
    </style:style>
    <style:style style:name="T1" style:family="text">
      <style:text-properties officeooo:rsid="000728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ss Machine Arduino code</text:p>
      <text:p text:style-name="P2"/>
      <text:p text:style-name="Standard">This code controls an automated card sorting machine that uses stepper motors, relays, <text:span text:style-name="T1">suction cups, vacuum pumps </text:span>and a VL6180X distance sensor to pick up and sort cards into different trays based on input from a <text:span text:style-name="T1">python script running on a computer</text:span>.</text:p>
      <text:p text:style-name="Standard"/>
      <text:p text:style-name="P1">Main Components and Functions</text:p>
      <text:p text:style-name="P6">Hardware Control</text:p>
      <text:p text:style-name="Standard"><text:s text:c="3"/>- Stepper motors for X, Y, Z axis movement</text:p>
      <text:p text:style-name="Standard"><text:s text:c="3"/>- Relay-controlled vacuum system for card pickup/release</text:p>
      <text:p text:style-name="Standard"><text:s text:c="3"/>- VL6180X time-of-flight distance sensor for card detection</text:p>
      <text:p text:style-name="Standard"><text:s text:c="3"/>- I2C LCD for status display</text:p>
      <text:p text:style-name="Standard"><text:s text:c="3"/>- Endstop switches for homing/calibration</text:p>
      <text:p text:style-name="Standard"/>
      <text:p text:style-name="P6">Core Functionality</text:p>
      <text:p text:style-name="Standard"><text:s text:c="3"/>- Receives sorting commands via serial communication</text:p>
      <text:p text:style-name="Standard"><text:s text:c="3"/>- Moves cards to designated trays based on input</text:p>
      <text:p text:style-name="Standard"><text:s text:c="3"/>- Tracks card counts per tray</text:p>
      <text:p text:style-name="Standard"/>
      <text:p text:style-name="Standard"><text:span text:style-name="T2">Adjustable Variables and Their Functions</text:span></text:p>
      <text:p text:style-name="P8">Movement Parameter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onst short initial_pickup_distance</text:p>
          </table:table-cell>
          <table:table-cell table:style-name="Table3.A1" office:value-type="string">
            <text:p text:style-name="P10">Initial Z-axis movement distance for pickup</text:p>
          </table:table-cell>
        </table:table-row>
        <table:table-row>
          <table:table-cell table:style-name="Table3.A1" office:value-type="string">
            <text:p text:style-name="P4">const short initial_drop_distance</text:p>
          </table:table-cell>
          <table:table-cell table:style-name="Table3.A1" office:value-type="string">
            <text:p text:style-name="P4">Initial Z-axis movement distance for drop</text:p>
          </table:table-cell>
        </table:table-row>
        <table:table-row>
          <table:table-cell table:style-name="Table3.A1" office:value-type="string">
            <text:p text:style-name="P4">const short Xcal</text:p>
          </table:table-cell>
          <table:table-cell table:style-name="Table3.A1" office:value-type="string">
            <text:p text:style-name="P4">X-axis movement multiplier (steps per unit)</text:p>
          </table:table-cell>
        </table:table-row>
        <table:table-row>
          <table:table-cell table:style-name="Table3.A1" office:value-type="string">
            <text:p text:style-name="P4">const short Ycal</text:p>
          </table:table-cell>
          <table:table-cell table:style-name="Table3.A1" office:value-type="string">
            <text:p text:style-name="P4">Y-axis movement multiplier (steps per unit)</text:p>
          </table:table-cell>
        </table:table-row>
        <table:table-row>
          <table:table-cell table:style-name="Table3.A1" office:value-type="string">
            <text:p text:style-name="P4">const short RZM</text:p>
          </table:table-cell>
          <table:table-cell table:style-name="Table3.A1" office:value-type="string">
            <text:p text:style-name="P4">Z-axis range-to-movement scaling factor</text:p>
          </table:table-cell>
        </table:table-row>
      </table:table>
      <text:p text:style-name="P4"><text:span text:style-name="T3"/></text:p>
      <text:p text:style-name="P6">Speed Setting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const short speed</text:p>
          </table:table-cell>
          <table:table-cell table:style-name="Table2.A1" office:value-type="string">
            <text:p text:style-name="P4">Base movement speed (higher = slower) for X/Y axes</text:p>
          </table:table-cell>
        </table:table-row>
        <table:table-row>
          <table:table-cell table:style-name="Table2.A1" office:value-type="string">
            <text:p text:style-name="P4">const short zspeed</text:p>
          </table:table-cell>
          <table:table-cell table:style-name="Table2.A1" office:value-type="string">
            <text:p text:style-name="P4">Z-axis movement speed during pickup</text:p>
          </table:table-cell>
        </table:table-row>
        <table:table-row>
          <table:table-cell table:style-name="Table2.A1" office:value-type="string">
            <text:p text:style-name="P4">const short zespeed</text:p>
          </table:table-cell>
          <table:table-cell table:style-name="Table2.A1" office:value-type="string">
            <text:p text:style-name="P4">Z-axis movement speed during return</text:p>
          </table:table-cell>
        </table:table-row>
      </table:table>
      <text:p text:style-name="Standard"><text:span text:style-name="T3"/></text:p>
      <text:p text:style-name="P7">Thresholds and Limit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nst short pickup_threshold</text:p>
          </table:table-cell>
          <table:table-cell table:style-name="Table1.A1" office:value-type="string">
            <text:p text:style-name="P5">Minimum distance reading to consider card picked up</text:p>
          </table:table-cell>
        </table:table-row>
        <table:table-row>
          <table:table-cell table:style-name="Table1.A1" office:value-type="string">
            <text:p text:style-name="P5">const short release_threshold</text:p>
          </table:table-cell>
          <table:table-cell table:style-name="Table1.A1" office:value-type="string">
            <text:p text:style-name="P5">Minimum distance reading to confirm card released</text:p>
          </table:table-cell>
        </table:table-row>
        <table:table-row>
          <table:table-cell table:style-name="Table1.A1" office:value-type="string">
            <text:p text:style-name="P5">const short HCC</text:p>
          </table:table-cell>
          <table:table-cell table:style-name="Table1.A1" office:value-type="string">
            <text:p text:style-name="P5">Homing Cycle Count - rehome after this many operations</text:p>
          </table:table-cell>
        </table:table-row>
        <table:table-row>
          <table:table-cell table:style-name="Table1.A1" office:value-type="string">
            <text:p text:style-name="P5">const short YCourseCorrection</text:p>
          </table:table-cell>
          <table:table-cell table:style-name="Table1.A1" office:value-type="string">
            <text:p text:style-name="P5">Y-axis correction steps after movement</text:p>
          </table:table-cell>
        </table:table-row>
        <table:table-row>
          <table:table-cell table:style-name="Table1.A1" office:value-type="string">
            <text:p text:style-name="P5">const short XCourseCorrection</text:p>
          </table:table-cell>
          <table:table-cell table:style-name="Table1.A1" office:value-type="string">
            <text:p text:style-name="P5">X-axis correction steps after movement</text:p>
          </table:table-cell>
        </table:table-row>
        <table:table-row>
          <table:table-cell table:style-name="Table1.A1" office:value-type="string">
            <text:p text:style-name="P5">const float timeout</text:p>
          </table:table-cell>
          <table:table-cell table:style-name="Table1.A1" office:value-type="string">
            <text:p text:style-name="P5">Communication timeout value</text:p>
          </table:table-cell>
        </table:table-row>
        <table:table-row>
          <table:table-cell table:style-name="Table1.A1" office:value-type="string">
            <text:p text:style-name="P5">const short buffSize</text:p>
          </table:table-cell>
          <table:table-cell table:style-name="Table1.A1" office:value-type="string">
            <text:p text:style-name="P5">Serial input buffer size</text:p>
          </table:table-cell>
        </table:table-row>
      </table:table>
      <text:p text:style-name="P5"/>
      <text:p text:style-name="P6">Tray Configura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short CountArray[35];</text:p>
          </table:table-cell>
          <table:table-cell table:style-name="Table4.A1" office:value-type="string">
            <text:p text:style-name="P5">Tracks card count in each tray (indices 1-34 used)</text:p>
          </table:table-cell>
        </table:table-row>
        <table:table-row>
          <table:table-cell table:style-name="Table4.A1" office:value-type="string">
            <text:p text:style-name="P5">String AssignedTrayValue[35];</text:p>
          </table:table-cell>
          <table:table-cell table:style-name="Table4.A1" office:value-type="string">
            <text:p text:style-name="P5">Stores what each tray is assigned to sort</text:p>
          </table:table-cell>
        </table:table-row>
      </table:table>
      <text:p text:style-name="P5"/>
      <text:p text:style-name="Standard"><text:span text:style-name="T2">Key Functions Explained</text:span></text:p>
      <text:p text:style-name="P6">Homemachine()</text:p>
      <text:p text:style-name="Standard"><text:s text:c="3"/>- Calibrates the machine by moving each axis until endstops are triggered</text:p>
      <text:p text:style-name="Standard"><text:s text:c="3"/>- Establishes known home position</text:p>
      <text:p text:style-name="Standard"><text:s text:c="3"/>- Called periodically (based on HCC) to maintain accuracy</text:p>
      <text:p text:style-name="Standard"/>
      <text:p text:style-name="P6">pick(short steps, byte Release)</text:p>
      <text:p text:style-name="Standard"><text:s text:c="3"/>- Handles card pickup and release</text:p>
      <text:p text:style-name="Standard"><text:s text:c="3"/>- Uses vacuum relays to pick up cards</text:p>
      <text:p text:style-name="Standard"><text:soft-page-break/><text:s text:c="3"/>- Implements retry logic if pickup fails</text:p>
      <text:p text:style-name="Standard"><text:s text:c="3"/>- Release parameter determines if picking up (0) or releasing (1)</text:p>
      <text:p text:style-name="Standard"/>
      <text:p text:style-name="P6">Tray(short var)</text:p>
      <text:p text:style-name="Standard"><text:s text:c="3"/>- Main sorting function that moves cards to specified tray</text:p>
      <text:p text:style-name="Standard"><text:s text:c="3"/>- Calculates X/Y coordinates based on tray number</text:p>
      <text:p text:style-name="Standard"><text:s text:c="3"/>- Manages pickup, movement, and drop sequence</text:p>
      <text:p text:style-name="Standard"><text:s text:c="3"/>- Updates tray counters</text:p>
      <text:p text:style-name="Standard"/>
      <text:p text:style-name="P6">Move4() and Move1()</text:p>
      <text:p text:style-name="Standard"><text:s text:c="3"/>- Coordinate multi-axis movements</text:p>
      <text:p text:style-name="Standard"><text:s text:c="3"/>- Control stepper motor direction and step timing</text:p>
      <text:p text:style-name="Standard"><text:s text:c="3"/>- Implement precise positioning</text:p>
      <text:p text:style-name="Standard"/>
      <text:p text:style-name="P6">DetermineAction()</text:p>
      <text:p text:style-name="Standard"><text:s text:c="3"/>- Parses incoming commands</text:p>
      <text:p text:style-name="Standard"><text:s text:c="3"/>- Routes to appropriate tray handling based on input</text:p>
      <text:p text:style-name="Standard"><text:s text:c="3"/>- Supports special commands like calibration</text:p>
      <text:p text:style-name="Standard"/>
      <text:p text:style-name="P6">ReadRange()</text:p>
      <text:p text:style-name="Standard"><text:s text:c="3"/>- Gets distance measurements from VL6180X sensor</text:p>
      <text:p text:style-name="Standard"><text:s text:c="3"/>- Used to verify card pickup/release</text:p>
      <text:p text:style-name="Standard"><text:s text:c="3"/>- Also reads ambient light level (Lux)</text:p>
      <text:p text:style-name="Standard"/>
      <text:p text:style-name="P6">ForLoop()</text:p>
      <text:p text:style-name="Standard"><text:s text:c="3"/>- Manages tray assignment logic</text:p>
      <text:p text:style-name="Standard"><text:s text:c="3"/>- Finds available trays for incoming cards</text:p>
      <text:p text:style-name="Standard"><text:s text:c="3"/>- Handles overflow conditions</text:p>
      <text:p text:style-name="Standard"/>
      <text:p text:style-name="P1">Safety and Error Handling</text:p>
      <text:p text:style-name="P9">Endstop Monitoring</text:p>
      <text:p text:style-name="Standard"><text:s text:c="3"/>- Regularly checks limit switches to prevent over-travel</text:p>
      <text:p text:style-name="P3"><text:s text:c="3"/>- Used for homing/calibration<text:line-break/> <text:s text:c="2"/>- <text:span text:style-name="T1">***Currently not being used during active operation*** if an error occurs and it “goes off the rails” turn off the machine. It will make noise but it will not damage anything. This will be enabled later</text:span></text:p>
      <text:p text:style-name="Standard"/>
      <text:p text:style-name="P6">Sensor Error Detection</text:p>
      <text:p text:style-name="Standard"><text:s text:c="3"/>- Comprehensive VL6180X error status checking</text:p>
      <text:p text:style-name="Standard"><text:s text:c="3"/>- LCD feedback for sensor issues</text:p>
      <text:p text:style-name="Standard"/>
      <text:p text:style-name="P6">Timeout Handling</text:p>
      <text:p text:style-name="Standard"><text:s text:c="3"/>- Automatic overflow tray routing if no commands received</text:p>
      <text:p text:style-name="Standard"/>
      <text:p text:style-name="P6">Pickup Retry Logic</text:p>
      <text:p text:style-name="Standard"><text:s text:c="3"/>- Multiple attempts if card pickup fails</text:p>
      <text:p text:style-name="Standard"><text:s text:c="3"/>- Machine stop if persistent failures</text:p>
      <text:p text:style-name="Standard"/>
      <text:p text:style-name="P6">Overflow Protection</text:p>
      <text:p text:style-name="Standard"><text:s text:c="3"/>- Stops machine if overflow tray reaches capacity (375 cards)</text:p>
      <text:p text:style-name="Standard"/>
      <text:p text:style-name="P6">Communication Protocol</text:p>
      <text:p text:style-name="Standard">- Uses serial communication with start/end markers (&lt; and &gt;)</text:p>
      <text:p text:style-name="Standard">- Simple command structure (e.g., "tray1", "RejectCard")</text:p>
      <text:p text:style-name="Standard">- Status messages sent back to host ("&lt;Arduino is ready&gt;"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5:54:20.977000000</meta:creation-date>
    <dc:date>2025-04-12T16:26:26.149000000</dc:date>
    <meta:editing-duration>PT11M38S</meta:editing-duration>
    <meta:editing-cycles>2</meta:editing-cycles>
    <meta:generator>LibreOffice/24.2.1.2$Windows_X86_64 LibreOffice_project/db4def46b0453cc22e2d0305797cf981b68ef5ac</meta:generator>
    <meta:document-statistic meta:table-count="4" meta:image-count="0" meta:object-count="0" meta:page-count="2" meta:paragraph-count="101" meta:word-count="591" meta:character-count="3999" meta:non-whitespace-character-count="3389"/>
  </office:meta>
</office:document-meta>
</file>